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c286"/>
    </style:style>
    <style:style style:name="T1" style:family="text">
      <style:text-properties officeooo:rsid="000ec286"/>
    </style:style>
    <style:style style:name="T2" style:family="text">
      <style:text-properties fo:font-weight="bold" style:font-weight-asian="bold" style:font-weight-complex="bold"/>
    </style:style>
    <style:style style:name="T3" style:family="text">
      <style:text-properties fo:font-weight="bold" officeooo:rsid="000ec286"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text:span text:style-name="T3">Entrevistador: </text:span>Buenas noches, eh, estamos aquí para hacer una entrevista para la materia de ingeniería de requerimientos de la Universidad de las Américas. Estamos con el arquitecto Danilo Mora. Y... primero quisiera que me dé, por favor, una introducción, eh, un, un pequeño, eh, resumen general de lo que es la empresa. </text:p>
      <text:p text:style-name="Standard"/>
      <text:p text:style-name="P1"><text:span text:style-name="T3">A</text:span><text:span text:style-name="T2">rquitecto Danilo Mora: </text:span>Eh, buenas noches. La empresa a lo que se dedica es un, es un grupo de profesionales de arquitectura que lo que hace es avalúos para instituciones financieras y avalúos para personas particulares para determinar el valor de propiedades con el fin de, eh, establecer el valor comercial de las mismas y poder ser objeto de crédito o, a su vez, también para ser comercializadas en el mercado actual de las propiedades. </text:p>
      <text:p text:style-name="Standard"/>
      <text:p text:style-name="P1"><text:span text:style-name="T3">Entrevistador: </text:span>Listo, eh, muchas gracias. Entonces, comencemos con lo que es la, las preguntas de, de, de la entrevista. Primero, eh, <text:span text:style-name="T2">¿cuáles son las funcionalidades que debe tener el sistema? </text:span></text:p>
      <text:p text:style-name="Standard"/>
      <text:p text:style-name="P1"><text:span text:style-name="T3">A</text:span><text:span text:style-name="T2">rquitecto Danilo Mora: </text:span>Bueno, lo que nosotros requerimos es un programa o un sistema que nos ayude a agilizar, eh, la determinación del valor de las propiedades y para eso nosotros ne-necesitamos basarnos en una base de datos de valores de propiedades que ya hemos realizado. Entonces, partimos de ahí para determinar el valor de las construcciones y el valor del terreno, lo que nos dará el valor de la propiedad. </text:p>
      <text:p text:style-name="Standard"/>
      <text:p text:style-name="P1"><text:span text:style-name="T3">Entrevistador: </text:span>Listo. Eh, la siguiente pregunta es: <text:span text:style-name="T2">¿qué tareas y limitaciones tienen los roles de usuario en el sistema? </text:span></text:p>
      <text:p text:style-name="Standard"/>
      <text:p text:style-name="P1"><text:span text:style-name="T3">A</text:span><text:span text:style-name="T2">rquitecto Danilo Mora: </text:span>Bueno, lo que nosotros requerimos es que haya dos tipos de usuarios: uno que sea <text:span text:style-name="T2">administrador</text:span> y otro que sea un <text:span text:style-name="T2">usuario</text:span>, así le denominamos. El <text:span text:style-name="T2">administrador, </text:span>que tenga, eh, más acceso a ciertas características y un <text:span text:style-name="T2">usuario</text:span> que permita utilizar simplemente el programa. </text:p>
      <text:p text:style-name="Standard"/>
      <text:p text:style-name="P1"><text:span text:style-name="T3">Entrevistador: </text:span>Listo. Eh, la siguiente pregunta, eh, <text:span text:style-name="T2">¿cómo se calcula el precio final de cada inmueble? </text:span></text:p>
      <text:p text:style-name="Standard"/>
      <text:p text:style-name="P1"><text:span text:style-name="T3">A</text:span><text:span text:style-name="T2">rquitecto Danilo Mora: </text:span>Bueno, para la valoración y lo que nosotros requerimos que, eh, refleje en el sistema es, eh, nosotros calculamos las propiedades, eh, diferenciadas en dos: el cálculo del valor de lote de la propiedad y el cálculo de la construcción, si existiera. Estas dos se suman y da el valor comercial de la propiedad. El valor de lote viene dado fundamentalmente por referentes que ya tenemos como base de datos, en los cuales se viene dado el sector, las características topográficas y fundamentalmente la ubicación del predio en un área determinada. Y las construcciones por otras características como son edad, estado de la construcción, tipo de construcción y diferentes variables que tendrían que considerarse para la elaboración del, del sistema y que nosotros les pondríamos en consideración para que ustedes puedan, eh, ingresar y tomar en cuenta para, eh, desarrollar el sistema. </text:p>
      <text:p text:style-name="Standard"/>
      <text:p text:style-name="P1"><text:span text:style-name="T3">Entrevistador: </text:span>Listo. La siguiente pregunta es: <text:span text:style-name="T2">¿cómo desea que el aplicativo muestre la información del cálculo realizado? </text:span></text:p>
      <text:p text:style-name="Standard"/>
      <text:p text:style-name="P1"><text:span text:style-name="T3">A</text:span><text:span text:style-name="T2">rquitecto Danilo Mora: </text:span>Bueno, lo que nosotros queremos es que aparezca, eh, una ventana en donde aparezcan los datos informativos, es decir, área de lote, área de construcción, si existe, eh, y, eh, unas referencias históricas de, eh, los datos que también haya. Esto en forma de un cuadro general y, y <text:soft-page-break/>posteriormente, de, de acuerdo a los datos que se ingresen, que nos reflejen el valor del terreno, valor de la construcción y el valor comercial de la propiedad. </text:p>
      <text:p text:style-name="Standard"/>
      <text:p text:style-name="P1"><text:span text:style-name="T3">Entrevistador: </text:span>Listo. Eh, <text:span text:style-name="T2">¿cómo desea que el usuario pueda comparar las búsquedas ya realizadas? </text:span></text:p>
      <text:p text:style-name="Standard"/>
      <text:p text:style-name="P1"><text:span text:style-name="T3">A</text:span><text:span text:style-name="T2">rquitecto Danilo Mora: </text:span>Bueno, a nosotros, eh, nos interesaría que haya un historial de las últimas diez, por ejemplo, eh, eh, diez cálculos realizados en el sector y, en base a eso, poder determinar el valor del terreno en el, en el sector. </text:p>
      <text:p text:style-name="Standard"/>
      <text:p text:style-name="P1"><text:span text:style-name="T3">Entrevistador: </text:span>Listo. La siguiente pregunta es: <text:span text:style-name="T2">¿qué filtros se necesitan para mostrar la información que se requiere? </text:span></text:p>
      <text:p text:style-name="Standard"/>
      <text:p text:style-name="P1"><text:span text:style-name="T3">A</text:span><text:span text:style-name="T2">rquitecto Danilo Mora: </text:span>Eh, bueno, los filtros serían tamaño, eh, ubicación, o sea, la zona donde se encuentra el inmueble, características constructivas, edad. Fundamentalmente, eso que son los factores predominantes en los, en los cálculos que se utilizan para el avalúo. </text:p>
      <text:p text:style-name="Standard"/>
      <text:p text:style-name="P1"><text:span text:style-name="T3">Entrevistador: </text:span>Listo. La siguiente pregunta: <text:span text:style-name="T2">¿cuáles son los sectores que el sistema va a abarcar? </text:span></text:p>
      <text:p text:style-name="Standard"/>
      <text:p text:style-name="P1"><text:span text:style-name="T3">A</text:span><text:span text:style-name="T2">rquitecto Danilo Mora:</text:span></text:p>
      <text:p text:style-name="Standard">Por lo pronto, nosotros nos queremos, eh, basar a las treinta y dos parroquias urbanas, o sea, al distrito metropolitano, tanto en su carretera urbana como a las parroquias rurales que conforman las treinta y dos parroquias del, del distrito. </text:p>
      <text:p text:style-name="Standard"/>
      <text:p text:style-name="P1"><text:span text:style-name="T3">Entrevistador:</text:span></text:p>
      <text:p text:style-name="Standard">Listo. La siguiente pregunta es: ¿cuáles son los parámetros de evaluar si existe una construcción? </text:p>
      <text:p text:style-name="Standard"/>
      <text:p text:style-name="P1"><text:span text:style-name="T3">A</text:span><text:span text:style-name="T2">rquitecto Danilo Mora:</text:span></text:p>
      <text:p text:style-name="P1">Bueno, en la construcción lo que consideramos nosotros importante, el primero es un factor de edad, el cual viene dado por un cuadro de depreciación que también nosotros les pondremos de consideración, en el que la propiedad se va depreciando de acuerdo a la edad que tiene el inmueble. El segundo factor que deberíamos considerar es tipo de construcción, es decir, si es de hormigón armado, si es de construcción de madera, si es construcción mixta, etcétera. Otro uti-- otro, eh, factor que consideramos es el número de pisos. Dos pisos, tres pisos, cuatro pisos. Hay edificios pasados los siete pisos o en edificaciones pasadas las, los diez pisos. Y otro factor sería el coeficiente de utilización, es decir, si la propiedad está subutilizada o si está sobreutilizada, es decir, que si la propiedad de acuerdo a las normativas vigentes, está utilizada adecuadamente o se está desperdiciando el lote de terreno. </text:p>
      <text:p text:style-name="Standard"/>
      <text:p text:style-name="P1"><text:span text:style-name="T3">Entrevistador:</text:span></text:p>
      <text:p text:style-name="Standard">Listo. Vamos con otras preguntas. Dice, eh, dentro de la empresa, ¿cuántos usuarios simultáneos tendrán acceso al programa? </text:p>
      <text:p text:style-name="Standard"/>
      <text:p text:style-name="P1"><text:span text:style-name="T3">A</text:span><text:span text:style-name="T2">rquitecto Danilo Mora:</text:span></text:p>
      <text:p text:style-name="Standard">Eh, lo que necesitamos son acceso a cinco usuarios y un administrador. </text:p>
      <text:p text:style-name="Standard"/>
      <text:p text:style-name="P1"><text:span text:style-name="T3">Entrevistador:</text:span></text:p>
      <text:p text:style-name="P1">Listo. Y la última pregunta que nos interesa es, eh, ¿cuáles, cuáles son las características de las computadoras que dispone la empresa en donde funciona el sistema? </text:p>
      <text:p text:style-name="Standard"/>
      <text:p text:style-name="P1"><text:soft-page-break/><text:span text:style-name="T3">A</text:span><text:span text:style-name="T2">rquitecto Danilo Mora:</text:span></text:p>
      <text:p text:style-name="P1">Bueno, nosotros tenemos aquí cinco computadoras de escritorio, las cuales están conectadas en red y, eh, son HP, tienen Windows diez y relativamente son nuevas. </text:p>
      <text:p text:style-name="Standard"/>
      <text:p text:style-name="P1"><text:span text:style-name="T3">Entrevistador:</text:span></text:p>
      <text:p text:style-name="Standard">Listo. Muchas gracias. Eh, con esto terminamos la entrevista y esperamos vernos una próxima vez para seguir realizando las de-- las consideraciones para que el sistema pueda, eh, tener una mejor utilización y saber cómo es que ustedes quieren que nosotros vayamos construyendo el sistema. Buena noche. </text:p>
      <text:p text:style-name="Standard"/>
      <text:p text:style-name="P1"><text:span text:style-name="T3">A</text:span><text:span text:style-name="T2">rquitecto Danilo Mora:</text:span></text:p>
      <text:p text:style-name="Standard">Buenas noches. (pausa de dos segund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5T18:56:48.928369591</meta:creation-date>
    <dc:date>2025-06-05T21:09:44.151961205</dc:date>
    <meta:editing-duration>PT2H2M45S</meta:editing-duration>
    <meta:editing-cycles>1</meta:editing-cycles>
    <meta:document-statistic meta:table-count="0" meta:image-count="0" meta:object-count="0" meta:page-count="3" meta:paragraph-count="33" meta:word-count="1042" meta:character-count="6507" meta:non-whitespace-character-count="5475"/>
    <meta:generator>LibreOffice/7.3.7.2$Linux_X86_64 LibreOffice_project/30$Build-2</meta:generator>
  </office:meta>
</office:document-meta>
</file>